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menubar/menubar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3.70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4" style:family="table-cell" style:parent-style-name="Default" style:data-style-name="N2">
      <style:table-cell-properties fo:padding="0.071cm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9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5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71cm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3"/>
        <table:table-column table:style-name="co2" table:default-cell-style-name="ce20"/>
        <table:table-column table:style-name="co3" table:default-cell-style-name="ce25"/>
        <table:table-column table:style-name="co4" table:default-cell-style-name="ce25"/>
        <table:table-column table:style-name="co5" table:default-cell-style-name="ce20"/>
        <table:table-column table:style-name="co4" table:default-cell-style-name="ce52"/>
        <table:table-column table:style-name="co6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5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9" office:value-type="string" calcext:value-type="string">
            <text:p>2022-01-24</text:p>
          </table:table-cell>
          <table:table-cell table:formula="of:=UPPER(TEXT([.B1];&quot;DDDD&quot;))" office:value-type="string" office:string-value="MONDAY" calcext:value-type="string">
            <text:p>MONDAY</text:p>
          </table:table-cell>
          <table:table-cell/>
          <table:table-cell table:style-name="ce25" table:number-columns-repeated="5"/>
          <table:table-cell table:number-columns-repeated="4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number-columns-repeated="4"/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4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28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2022-01-24</text:p>
          </table:table-cell>
          <table:table-cell table:style-name="ce30" table:formula="of:=UPPER(TEXT([.A19];&quot;DDDD&quot;))" office:value-type="string" office:string-value="MONDAY" calcext:value-type="string">
            <text:p>MON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19" table:formula="of:=SUM([.G3:.G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21]+[.D19]-[.B4]-[.A11]" office:value-type="float" office:value="0" calcext:value-type="float">
            <text:p>0.00</text:p>
          </table:table-cell>
          <table:table-cell table:style-name="ce24"/>
          <table:table-cell table:style-name="ce24" office:value-type="string" calcext:value-type="string">
            <text:p>DIRECT PAYMENT</text:p>
          </table:table-cell>
          <table:table-cell table:style-name="ce34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-00-0000</text:date>, <text:time style:data-style-name="N2" text:time-value="08:45:04.737103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2-03-26T08:52:01.854045127</dc:date>
    <meta:editing-duration>P1DT3H51M10S</meta:editing-duration>
    <meta:editing-cycles>1229</meta:editing-cycles>
    <meta:generator>LibreOffice/6.4.4.2$Linux_X86_64 LibreOffice_project/40$Build-2</meta:generator>
    <meta:document-statistic meta:table-count="1" meta:cell-count="1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10525
' @website address: 20220326; from 20210525
'
' Note:
' 1) sInputPath  = "/home/unit_member/MOSC/output/informationDesk/cashier/"
' --&gt; update: this to the actual path where the output .txt files 
' --&gt; from .../usbong_kms/server/getSalesReportsForTheDay.php are stored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sInputPath  = "G:\Usbong MOSC\Everyone\Information Desk\output\informationDesk\cashier\"
  'sInputPath  = "/opt/lampp/htdocs/usbong_kms/server/"
  'edited by Mike, 20220325 
   sInputPath  = "/home/unit_member/MOSC/output/informationDesk/cashi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sOutputWorkbookFilename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
' Copyright 2018~2022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20326; from 20210327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sInputPath  = "/home/unit_member/MOSC/output/informationDesk/cashier/"
' --&gt; update: this to the actual path where the output .txt files 
' --&gt; from .../usbong_kms/server/getSalesReportsForTheDay.php are stored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'sPath = "G:\Usbong MOSC\Everyone\Information Desk\output\informationDesk\cashier\"
  'sPath = "/home/unit_member/Documents/MOSC/Forms/Information Desk/"  
  sPath  = "/home/unit_member/MOSC/output/informationDesk/cashier/"
  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